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start" style:justify-single-word="false">
        <style:tab-stops/>
      </style:paragraph-properties>
      <style:text-properties fo:language="en" fo:country="US" fo:font-style="normal" officeooo:rsid="002bbbf0" officeooo:paragraph-rsid="00375d49" style:font-style-asian="normal" style:font-style-complex="normal"/>
    </style:style>
    <style:style style:name="P3" style:family="paragraph" style:parent-style-name="Standard">
      <style:paragraph-properties fo:text-align="start" style:justify-single-word="false">
        <style:tab-stops/>
      </style:paragraph-properties>
      <style:text-properties officeooo:rsid="0009af40" officeooo:paragraph-rsid="001240cf"/>
    </style:style>
    <style:style style:name="P4" style:family="paragraph" style:parent-style-name="Standard">
      <style:paragraph-properties fo:text-align="center" style:justify-single-word="false"/>
      <style:text-properties fo:color="#000000" fo:language="en" fo:country="US" fo:font-weight="bold" officeooo:rsid="00507c67" officeooo:paragraph-rsid="00507c67" style:letter-kerning="false" style:font-weight-asian="bold"/>
    </style:style>
    <style:style style:name="P5" style:family="paragraph" style:parent-style-name="Standard" style:list-style-name="WWNum1">
      <style:paragraph-properties fo:text-align="start" style:justify-single-word="false">
        <style:tab-stops/>
      </style:paragraph-properties>
      <style:text-properties officeooo:paragraph-rsid="0053ceb2"/>
    </style:style>
    <style:style style:name="P6" style:family="paragraph" style:parent-style-name="Standard" style:list-style-name="WWNum1">
      <style:paragraph-properties fo:text-align="start" style:justify-single-word="false">
        <style:tab-stops/>
      </style:paragraph-properties>
      <style:text-properties officeooo:rsid="0053ceb2" officeooo:paragraph-rsid="0053ceb2"/>
    </style:style>
    <style:style style:name="P7" style:family="paragraph" style:parent-style-name="Standard" style:list-style-name="WWNum1">
      <style:paragraph-properties fo:text-align="start" style:justify-single-word="false">
        <style:tab-stops/>
      </style:paragraph-properties>
      <style:text-properties officeooo:rsid="00585727" officeooo:paragraph-rsid="00585727"/>
    </style:style>
    <style:style style:name="P8" style:family="paragraph" style:parent-style-name="Standard" style:list-style-name="WWNum1">
      <style:paragraph-properties fo:text-align="start" style:justify-single-word="false">
        <style:tab-stops/>
      </style:paragraph-properties>
      <style:text-properties fo:language="en" fo:country="US" fo:font-style="normal" officeooo:rsid="00585727" officeooo:paragraph-rsid="00585727" style:font-style-asian="normal" style:font-style-complex="normal"/>
    </style:style>
    <style:style style:name="P9" style:family="paragraph" style:parent-style-name="Standard" style:list-style-name="WWNum1">
      <style:paragraph-properties fo:text-align="start" style:justify-single-word="false">
        <style:tab-stops/>
      </style:paragraph-properties>
      <style:text-properties officeooo:rsid="005b211d" officeooo:paragraph-rsid="005b211d"/>
    </style:style>
    <style:style style:name="P10" style:family="paragraph" style:parent-style-name="Standard">
      <style:paragraph-properties fo:text-align="center" style:justify-single-word="false"/>
    </style:style>
    <style:style style:name="P11" style:family="paragraph" style:parent-style-name="Standard" style:list-style-name="WWNum1">
      <style:paragraph-properties fo:text-align="start" style:justify-single-word="false">
        <style:tab-stops/>
      </style:paragraph-properties>
      <style:text-properties officeooo:rsid="005bb55b" officeooo:paragraph-rsid="005bb55b"/>
    </style:style>
    <style:style style:name="P12" style:family="paragraph" style:parent-style-name="Standard" style:list-style-name="WWNum1">
      <style:paragraph-properties fo:text-align="start" style:justify-single-word="false">
        <style:tab-stops/>
      </style:paragraph-properties>
      <style:text-properties officeooo:rsid="005dd6a7" officeooo:paragraph-rsid="005dd6a7"/>
    </style:style>
    <style:style style:name="P13" style:family="paragraph" style:parent-style-name="Standard" style:list-style-name="WWNum1">
      <style:paragraph-properties fo:text-align="start" style:justify-single-word="false">
        <style:tab-stops/>
      </style:paragraph-properties>
      <style:text-properties officeooo:rsid="005e7d5a" officeooo:paragraph-rsid="005e7d5a"/>
    </style:style>
    <style:style style:name="P14" style:family="paragraph" style:parent-style-name="Standard" style:list-style-name="WWNum1">
      <style:paragraph-properties fo:text-align="start" style:justify-single-word="false">
        <style:tab-stops/>
      </style:paragraph-properties>
      <style:text-properties officeooo:rsid="00606546" officeooo:paragraph-rsid="00606546"/>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2054de" style:font-style-asian="italic" style:font-style-complex="italic"/>
    </style:style>
    <style:style style:name="T4" style:family="text">
      <style:text-properties fo:language="en" fo:country="US" fo:font-style="italic" officeooo:rsid="0051b16c"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officeooo:rsid="0051b16c" style:font-style-asian="normal" style:font-style-complex="normal"/>
    </style:style>
    <style:style style:name="T7" style:family="text">
      <style:text-properties fo:language="en" fo:country="US" fo:font-style="normal" officeooo:rsid="0051f57c" style:font-style-asian="normal" style:font-style-complex="normal"/>
    </style:style>
    <style:style style:name="T8" style:family="text">
      <style:text-properties fo:language="en" fo:country="US" fo:font-style="normal" officeooo:rsid="00529333" style:font-style-asian="normal" style:font-style-complex="normal"/>
    </style:style>
    <style:style style:name="T9" style:family="text">
      <style:text-properties fo:language="en" fo:country="US" fo:font-style="normal" officeooo:rsid="0053ceb2" style:font-style-asian="normal" style:font-style-complex="normal"/>
    </style:style>
    <style:style style:name="T10" style:family="text">
      <style:text-properties fo:language="en" fo:country="US" fo:font-style="normal" officeooo:rsid="0055b976" style:font-style-asian="normal" style:font-style-complex="normal"/>
    </style:style>
    <style:style style:name="T11" style:family="text">
      <style:text-properties fo:language="en" fo:country="US" fo:font-style="normal" officeooo:rsid="0057029a" style:font-style-asian="normal" style:font-style-complex="normal"/>
    </style:style>
    <style:style style:name="T12" style:family="text">
      <style:text-properties fo:language="en" fo:country="US" fo:font-style="normal" officeooo:rsid="00585727" style:font-style-asian="normal" style:font-style-complex="normal"/>
    </style:style>
    <style:style style:name="T13" style:family="text">
      <style:text-properties fo:language="en" fo:country="US" fo:font-style="normal" officeooo:rsid="0058662a" style:font-style-asian="normal" style:font-style-complex="normal"/>
    </style:style>
    <style:style style:name="T14" style:family="text">
      <style:text-properties fo:language="en" fo:country="US" fo:font-style="normal" officeooo:rsid="005a5b4b" style:font-style-asian="normal" style:font-style-complex="normal"/>
    </style:style>
    <style:style style:name="T15" style:family="text">
      <style:text-properties fo:language="en" fo:country="US" fo:font-style="normal" officeooo:rsid="005b211d" style:font-style-asian="normal" style:font-style-complex="normal"/>
    </style:style>
    <style:style style:name="T16" style:family="text">
      <style:text-properties fo:language="en" fo:country="US" fo:font-style="normal" officeooo:rsid="005bb55b" style:font-style-asian="normal" style:font-style-complex="normal"/>
    </style:style>
    <style:style style:name="T17" style:family="text">
      <style:text-properties fo:language="en" fo:country="US" fo:font-style="normal" officeooo:rsid="005c6e35" style:font-style-asian="normal" style:font-style-complex="normal"/>
    </style:style>
    <style:style style:name="T18" style:family="text">
      <style:text-properties fo:language="en" fo:country="US" fo:font-style="normal" officeooo:rsid="005dd6a7" style:font-style-asian="normal" style:font-style-complex="normal"/>
    </style:style>
    <style:style style:name="T19" style:family="text">
      <style:text-properties fo:language="en" fo:country="US" fo:font-style="normal" officeooo:rsid="005e7d5a" style:font-style-asian="normal" style:font-style-complex="normal"/>
    </style:style>
    <style:style style:name="T20" style:family="text">
      <style:text-properties fo:language="en" fo:country="US" officeooo:rsid="0051b16c"/>
    </style:style>
    <style:style style:name="T21" style:family="text">
      <style:text-properties officeooo:rsid="00507c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nal Project</text:p>
      <text:p text:style-name="P1">Adolfo Pallares-Aceves <text:span text:style-name="T21">and Papa Nii Vanderpuye</text:span></text:p>
      <text:p text:style-name="P10"/>
      <text:list xml:id="list2053984035002754824" text:style-name="WWNum1">
        <text:list-item>
          <text:p text:style-name="P5"><text:span text:style-name="T1">The file </text:span><text:span text:style-name="T4">superMario</text:span><text:span text:style-name="T3">.</text:span><text:span text:style-name="T2">py</text:span><text:span text:style-name="T1"> </text:span><text:span text:style-name="T20">is the file to run for our project</text:span><text:span text:style-name="T1">. </text:span><text:span text:style-name="T6">The following is how our program should be run: </text:span><text:span text:style-name="T4">python3 superMario.py</text:span><text:span text:style-name="T6">. From this point on, a window opens and our version of the Super Mario game begins. There is only one level, so there are many enemies throughout this one level. Every enemy can kill Mario from either the left or the right. Mario can kill </text:span><text:span text:style-name="T7">the enemies by stepping on top of them. When it comes to Bowser, Mario has to step on him multiple times in order to be killed. In order to better help us create the game, we created multiple .py's in order to help us better in fixing any sort of problems if they come across when creating the game. The following are the .py's that were created: bricks.py, enemy.py, ground.py, and mario.py, which all, and pygame, where then imported into superMario.py. Bricks.py, enemy.py, and ground.py contain the same concept, which is the results when Mario comes in contact with them. </text:span></text:p>
          <text:p text:style-name="P5"><text:span text:style-name="T7">In bricks.py, there are a Bricks sub class that creates all of the floating bricks in the game,. Next is the QuestionBricks sub class that creates all of the floating question bricks in the game. The boundary sub class is what creates boundaries for both Mario and the enemies. This is to, depending if it's Mario or enemy, make sure no one <text:s/>falls of the </text:span><text:span text:style-name="T8">screen at certain locations. Next is the Coin class that creates the coin that is inside the question brick. There are multiple stair sub classes, which each sub class creates a separate stair that would be placed in a different location in the game level. There are two castle sub classes , and each creates a separate castle, which each is placed at an end of the level. The tunnel sub class is what creates each tunnel from where the plant enemy comes from. Finally, the EndingBlock sub class is what makes Bowser appear</text:span><text:span text:style-name="T9">s at the end, and the block is transparent. All of these classes are sub classes to pygame.sprite.Sprite.</text:span></text:p>
          <text:p text:style-name="P6"><text:span text:style-name="T5">In enemy.py, there are different sub classes that create different enemy. The Bowser sub class is what creates Bowser and there are different methods in that class in order for the game to make it look like Bowser is walking. </text:span><text:span text:style-name="T10">There are also methods in order to prevent Bowser from falling from the screen. </text:span><text:span text:style-name="T11">Also, when Bowser appears there are boundaries on the end of the screen created in order to prevent Mario from escaping. </text:span><text:span text:style-name="T10">It also has a die method in order for Bowser to die after 10 hits in the head. The Ugly sub class works the same way like bowser, the difference</text:span><text:span text:style-name="T11">s</text:span><text:span text:style-name="T10"> </text:span><text:span text:style-name="T11">are</text:span><text:span text:style-name="T10"> that it doesn't need for Mario to pass by an invisible block in order to appear, </text:span><text:span text:style-name="T11">there are no boundaries that appear when the ugly appears. Also with one head hit the ugly will die. The Footy and Turtle are sub classes of ugly because both used the same methods that ugly does, the only difference are that the image changing methods must be overridden to the appropriate image depending on the enemy. Finally the plant class is a sub class of pygame.sprite.Sprite and all it does is create the plant enemy and it can not be killed. It contains methods in </text:span><text:span text:style-name="T12">order to make it seem like it is moving while it goes sup and down from the tunnel.</text:span></text:p>
          <text:p text:style-name="P8">In ground.py there are 5 different ground classes, which creates 5 different grounds, one ground image for each section that shows up on the screen when playing. Each of the ground classes are sub classes to pygame.sprite.Sprite.</text:p>
          <text:p text:style-name="P7"><text:span text:style-name="T5">In mario.py is where all of the previous .py's come into play. </text:span><text:span text:style-name="T13">There is only </text:span><text:span text:style-name="T14">one </text:span><text:span text:style-name="T13">class, which is the </text:span><text:span text:style-name="T14">Mario </text:span><text:span text:style-name="T13">sub class of pygame.sprite.Sprite. </text:span><text:span text:style-name="T14">This sub class is what creates Mario and contains all the conditions based on what it comes in contacts with. There are methods that makes it look like it is walking, just like th enemies and bowser. If it hits a brick, tunnel, or stair from the sides it will prevent Mario from going forward and make a bumping sound. <text:s/>If Mario hits an enemy from the sides, all of the music played will stop and then the Mario die sound will play to show that he has died and Mario's image changes in the process. If Mario is on top of an enemy then the enemy dies and makes a sound and the enemy changes image. I</text:span><text:span text:style-name="T16">f</text:span><text:span text:style-name="T14"> Mario hits </text:span><text:soft-page-break/><text:span text:style-name="T14">question bricks from the bottom then they make a coin sound and Mario collects points and the coins stays in its position for display. <text:s/></text:span><text:span text:style-name="T15">Depending on Mario's contact with different objects in the game, then a different consequence and sound will accompany it.</text:span></text:p>
          <text:p text:style-name="P9"><text:span text:style-name="T5">The main .py that is used to run the game, superMario.py, is where everything comes together. There is only one class, which is called Level, and this is where each brick, enemy, tunnel, stairs, and everything else is laid out in different positions on the level. This is where everything is drawn and added into different sprite groups. There are also conditions that make it possible for the <text:s/>platforms to change from one to the next until the end. Also, the class contains a method that makes it possible for the enemies to move from one boundary to another.</text:span></text:p>
          <text:p text:style-name="P9"><text:span text:style-name="T5"/></text:p>
        </text:list-item>
        <text:list-item>
          <text:p text:style-name="P11"><text:span text:style-name="T5">There are a few challenges that we both encountered when creating the game. The timing of consequences in the game were a challenge. The reason is because when Mario died, he died instantly and you wouldn't see it clearly. In order to fix this challenge, we created an accumulator to slow down the process so people can see the dying clearly. This process was also done in order to show more clearly everything/everyone that dies in the game. The animation of the coins was another challenge. First we had to find the position of each question brick and then set the coin at a certain position before we can start animating. Once we were able to find each question brick the animating </text:span><text:span text:style-name="T17">became more simpler. The displaying of text was another challenge we had because when we would display the text, the screen would be flickering every instant. The way we solved this challenge was that we figured out the pygame.display.flip() was in a method that was going on a loop it just kept on displaying, so we just put pygame.display.flip() at the very end of our main() function. A looping challenge is what we also had when it came to stopping music in order to play. </text:span><text:span text:style-name="T18">In order to approach this problem we had to created instance variables and set them to false. So when music stop, a variable will be then set to true and then the same process with playing a new sound to prevent repetitions of the music.</text:span></text:p>
          <text:p text:style-name="P11"><text:span text:style-name="T18"/></text:p>
        </text:list-item>
        <text:list-item>
          <text:p text:style-name="P12"><text:span text:style-name="T5">Both of us did a good amount on this game in order for it to run properly. Adolfo is the one that set all the sounds throughout the game. He was also the one that displayed all of the text and scores on the game screen. Adolfo also created the statements to display a new image for when Mario dies and when Mario wins with text included. He is also the one that </text:span><text:span text:style-name="T19">created and arranged</text:span><text:span text:style-name="T5"> all of the enemies throughout the entire level. Adolfo also created Bowser and Papa was the one who created the conditions to display </text:span><text:span text:style-name="T19">Bowser when Mario would pass an invisible block. Papa is the one that cropped all of the images you see on the game screen. He also made it possible to make the sprites to look like they are walking and created the boundaries so that Mario would not pass through obstacles and fall off the screen. Papa also created the statements so Mario can kill enemies, hit blocks from under and stand on the ground and blocks from the top. Things that we worked on together were analyzing the encounters that Mario would have with any object in the game. We both were looking for the best Mario, enemies, bowser, and sprites of everything else you see on the screen. Towards the end we were both just working together on improvements on what we had.</text:span></text:p>
          <text:p text:style-name="P12"><text:span text:style-name="T19"/></text:p>
        </text:list-item>
        <text:list-item>
          <text:p text:style-name="P13"><text:span text:style-name="T5">The following are the sources we had/used in order to created our game:</text:span></text:p>
          <text:list>
            <text:list-item>
              <text:p text:style-name="P13"><text:span text:style-name="T5">Professor Anthony Weaver</text:span></text:p>
            </text:list-item>
            <text:list-item>
              <text:p text:style-name="P13"><text:span text:style-name="T5">Professor Erik Talvitie</text:span></text:p>
            </text:list-item>
            <text:list-item>
              <text:p text:style-name="P13"><text:span text:style-name="T5">Tutor Bryan Andrews</text:span></text:p>
            </text:list-item>
            <text:list-item>
              <text:p text:style-name="P13"><text:span text:style-name="T5">Tutor Sam Koshakow</text:span></text:p>
            </text:list-item>
            <text:list-item>
              <text:p text:style-name="P13"><text:span text:style-name="T5">Ayeba Amihere</text:span></text:p>
            </text:list-item>
            <text:list-item>
              <text:p text:style-name="P13"><text:a xlink:type="simple" xlink:href="http://themushroomkingdom.net/media/smb/wav"><text:span text:style-name="T5">http://themushroomkingdom.net/media/smb/wav</text:span></text:a></text:p>
            </text:list-item>
            <text:list-item>
              <text:p text:style-name="P13"><text:soft-page-break/><text:a xlink:type="simple" xlink:href="http://programarcadegames.com/index.php?lang=en"><text:span text:style-name="T5">http://programarcadegames.com/index.php?lang=en</text:span></text:a></text:p>
            </text:list-item>
            <text:list-item>
              <text:p text:style-name="P14"><text:a xlink:type="simple" xlink:href="http://www.pygame.org/docs/"><text:span text:style-name="T5">http://www.pygame.org/docs/</text:span></text:a></text:p>
            </text:list-item>
            <text:list-item>
              <text:p text:style-name="P14"><text:a xlink:type="simple" xlink:href="https://www.youtube.com/watch?v=hRt7LXQL5aA"><text:span text:style-name="T5">https://www.youtube.com/watch?v=hRt7LXQL5aA</text:span></text:a></text:p>
            </text:list-item>
            <text:list-item>
              <text:p text:style-name="P14"><text:a xlink:type="simple" xlink:href="https://www.youtube.com/watch?v=Eh8pMZgl9K4"><text:span text:style-name="T5">https://www.youtube.com/watch?v=Eh8pMZgl9K4</text:span></text:a></text:p>
              <text:p text:style-name="P14"><text:span text:style-name="T5"/></text:p>
            </text:list-item>
          </text:list>
        </text:list-item>
      </text:list>
      <text:p text:style-name="P2"/>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roman"/>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1in" fo:margin-right="1in" fo:margin-top="0in" fo:margin-bottom="0.0835in" style: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Header" style:display-name="Contents Header" style:family="paragraph" style:parent-style-name="Standard" style:default-outline-level="">
      <style:paragraph-properties fo:margin-top="0.1665in" fo:margin-bottom="0.0835in" style:contextual-spacing="false" fo:text-align="center" style:justify-single-word="false"/>
      <style:text-properties style:font-name="Liberation Sans1" fo:font-family="'Liberation Sans'" style:font-family-generic="roman"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Endnote_20_Symbol" style:display-name="Endnote Symbol" style:family="paragraph" style:parent-style-name="Standard" style:default-outline-level=""/>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2992in"/>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ed_20_Heading_20_2" style:display-name="Numbered Heading 2" style:family="paragraph" style:parent-style-name="Heading_20_2" style:default-outline-level="" style:list-style-name="">
      <style:paragraph-properties>
        <style:tab-stops>
          <style:tab-stop style:position="0.2992in"/>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ed_20_Heading_20_3" style:display-name="Numbered Heading 3" style:family="paragraph" style:parent-style-name="Heading_20_3" style:default-outline-level="" style:list-style-name="">
      <style:paragraph-properties>
        <style:tab-stops>
          <style:tab-stop style:position="0.2992in"/>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21:22:17.322573379</meta:creation-date>
    <dc:date>2014-12-12T15:53:39.735293204</dc:date>
    <meta:editing-duration>PT2H36M50S</meta:editing-duration>
    <meta:editing-cycles>14</meta:editing-cycles>
    <meta:generator>LibreOffice/4.2.4.2$Linux_X86_64 LibreOffice_project/420m0$Build-2</meta:generator>
    <meta:document-statistic meta:table-count="0" meta:image-count="0" meta:object-count="0" meta:page-count="3" meta:paragraph-count="21" meta:word-count="1433" meta:character-count="8058" meta:non-whitespace-character-count="6655"/>
  </office:meta>
</office:document-meta>
</file>